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color="#666666" officeooo:rsid="0011b2f3" officeooo:paragraph-rsid="0011b2f3"/>
    </style:style>
    <style:style style:name="P2" style:family="paragraph" style:parent-style-name="Header">
      <style:text-properties fo:color="#666666" officeooo:rsid="0011b2f3" officeooo:paragraph-rsid="0015dee8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1b2f3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63b1f" officeooo:paragraph-rsid="0011b2f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1bcde" officeooo:paragraph-rsid="0021bcde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2955bc" officeooo:paragraph-rsid="002955b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0d51e" officeooo:paragraph-rsid="0030d51e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21761" officeooo:paragraph-rsid="00321761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5b619" officeooo:paragraph-rsid="0035b619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6672b" officeooo:paragraph-rsid="0036672b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389a7e" officeooo:paragraph-rsid="00389a7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202fe5" officeooo:paragraph-rsid="00202fe5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0f403" officeooo:paragraph-rsid="0020f403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1bcde" officeooo:paragraph-rsid="0021bcde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43647" officeooo:paragraph-rsid="00243647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73c52" officeooo:paragraph-rsid="00273c5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9e637" officeooo:paragraph-rsid="0029e637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be6c1" officeooo:paragraph-rsid="002be6c1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e0c44" officeooo:paragraph-rsid="002e0c44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2f42df" officeooo:paragraph-rsid="002f42df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21761" officeooo:paragraph-rsid="0032176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5b619" officeooo:paragraph-rsid="0035b61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6672b" officeooo:paragraph-rsid="0036672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rsid="00389a7e" officeooo:paragraph-rsid="00389a7e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2e0c44" officeooo:paragraph-rsid="002e0c44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202fe5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ndu TD/TP<text:span text:style-name="T1">5</text:span> de LABD</text:p>
      <text:p text:style-name="P4"/>
      <text:p text:style-name="P12">Exercice 1</text:p>
      <text:p text:style-name="P12"/>
      <text:p text:style-name="P13">Question 1 :</text:p>
      <text:p text:style-name="P13"/>
      <text:p text:style-name="P5">&lt;?xml version='1.0' encoding='UTF-8'?&gt;</text:p>
      <text:p text:style-name="P5">&lt;xsl:stylesheet version="1.0"</text:p>
      <text:p text:style-name="P5"><text:s text:c="4"/>xmlns:xsl="http://www.w3.org/1999/XSL/Transform"</text:p>
      <text:p text:style-name="P5"><text:s text:c="4"/>xmlns="http://www.w3.org/1999/xhtml"</text:p>
      <text:p text:style-name="P5"><text:s text:c="4"/>&gt;</text:p>
      <text:p text:style-name="P5">&lt;xsl:output method="html" indent="yes" encoding="UTF-8" omit-xml-declaration="no"/&gt;</text:p>
      <text:p text:style-name="P5"/>
      <text:p text:style-name="P5"><text:s text:c="2"/>&lt;xsl:template match="/"&gt;</text:p>
      <text:p text:style-name="P5"><text:s text:c="4"/>&lt;html xmlns="http://www.w3.org/1999/xhtml"&gt;</text:p>
      <text:p text:style-name="P5"><text:s text:c="6"/>&lt;body&gt;</text:p>
      <text:p text:style-name="P5"><text:s text:c="8"/>&lt;h3&gt;Un club de Ligue 1 &lt;br/&gt; saison</text:p>
      <text:p text:style-name="P5"><text:s text:c="8"/><text:tab/>&lt;xsl:value-of select="(/championnat/@annee)-1"/&gt;-&lt;xsl:value-of select="/championnat/@annee"/&gt; :</text:p>
      <text:p text:style-name="P5"><text:s text:c="8"/>&lt;/h3&gt;</text:p>
      <text:p text:style-name="P5"><text:s text:c="8"/>&lt;p/&gt;</text:p>
      <text:p text:style-name="P5"><text:s text:c="8"/>&lt;xsl:value-of select=".//ville[1]"/&gt;</text:p>
      <text:p text:style-name="P5"><text:s text:c="4"/>&lt;/body&gt;</text:p>
      <text:p text:style-name="P5"><text:s text:c="3"/>&lt;/html&gt;</text:p>
      <text:p text:style-name="P5"><text:s text:c="2"/>&lt;/xsl:template&gt;</text:p>
      <text:p text:style-name="P5">&lt;/xsl:stylesheet&gt;</text:p>
      <text:p text:style-name="P5"/>
      <text:p text:style-name="P14">Question 2 :</text:p>
      <text:p text:style-name="P14"/>
      <text:p text:style-name="P15"><text:span text:style-name="T2">&lt;?xml version='1.0' encoding='UTF-8'?&gt;</text:span></text:p>
      <text:p text:style-name="P15"><text:span text:style-name="T2">&lt;xsl:stylesheet version="1.0" </text:span></text:p>
      <text:p text:style-name="P15"><text:span text:style-name="T2"><text:s text:c="4"/>xmlns:xsl="http://www.w3.org/1999/XSL/Transform"</text:span></text:p>
      <text:p text:style-name="P15"><text:span text:style-name="T2"><text:s text:c="4"/>xmlns="http://www.w3.org/1999/xhtml"</text:span></text:p>
      <text:p text:style-name="P15"><text:span text:style-name="T2"><text:s text:c="4"/>&gt;</text:span></text:p>
      <text:p text:style-name="P15"><text:span text:style-name="T2">&lt;xsl:output method="xml" indent="yes" encoding="UTF-8" omit-xml-declaration="no"/&gt;</text:span></text:p>
      <text:p text:style-name="P15"><text:span text:style-name="T2"><text:s text:c="2"/>&lt;xsl:template match="/"&gt;</text:span></text:p>
      <text:p text:style-name="P15"><text:span text:style-name="T2"><text:s text:c="4"/>&lt;xsl:apply-templates select="championnat/clubs"/&gt;</text:span></text:p>
      <text:p text:style-name="P15"><text:span text:style-name="T2"><text:s text:c="2"/>&lt;/xsl:template&gt;</text:span></text:p>
      <text:p text:style-name="P15"/>
      <text:p text:style-name="P15"/>
      <text:p text:style-name="P15"><text:soft-page-break/><text:span text:style-name="T2"><text:s text:c="2"/>&lt;xsl:template match="clubs"&gt;</text:span></text:p>
      <text:p text:style-name="P15"><text:span text:style-name="T2"><text:s text:c="4"/>&lt;clubs xmlns:xsi="http://www.w3.org/2001/XMLSchema-instance"&gt;</text:span></text:p>
      <text:p text:style-name="P15"><text:span text:style-name="T2"><text:s text:c="6"/>&lt;xsl:copy-of select="./club"/&gt;</text:span></text:p>
      <text:p text:style-name="P15"><text:span text:style-name="T2"><text:s text:c="4"/>&lt;/clubs&gt;</text:span></text:p>
      <text:p text:style-name="P15"><text:span text:style-name="T2"><text:s text:c="2"/>&lt;/xsl:template&gt;</text:span></text:p>
      <text:p text:style-name="P15"><text:span text:style-name="T2">&lt;/xsl:stylesheet&gt;</text:span></text:p>
      <text:p text:style-name="P15"/>
      <text:p text:style-name="P15">Question 3 :</text:p>
      <text:p text:style-name="P15"/>
      <text:p text:style-name="P16"><text:span text:style-name="T2">&lt;?xml version='1.0' encoding='UTF-8'?&gt;</text:span></text:p>
      <text:p text:style-name="P16"><text:span text:style-name="T2">&lt;xsl:stylesheet version="1.0" </text:span></text:p>
      <text:p text:style-name="P16"><text:span text:style-name="T2"><text:s text:c="4"/>xmlns:xsl="http://www.w3.org/1999/XSL/Transform"</text:span></text:p>
      <text:p text:style-name="P16"><text:span text:style-name="T2"><text:s text:c="4"/>xmlns="http://www.w3.org/1999/xhtml"</text:span></text:p>
      <text:p text:style-name="P16"><text:span text:style-name="T2"><text:s text:c="4"/>&gt;</text:span></text:p>
      <text:p text:style-name="P16"><text:span text:style-name="T2">&lt;xsl:output method="html" indent="yes" encoding="UTF-8" omit-xml-declaration="no"/&gt;</text:span></text:p>
      <text:p text:style-name="P16"><text:span text:style-name="T2"><text:s text:c="2"/></text:span></text:p>
      <text:p text:style-name="P16"><text:span text:style-name="T2"><text:s text:c="2"/>&lt;xsl:template match="/"&gt; <text:s text:c="3"/></text:span></text:p>
      <text:p text:style-name="P16"><text:span text:style-name="T2"><text:s text:c="4"/>&lt;html xmlns="http://www.w3.org/1999/xhtml"&gt;</text:span></text:p>
      <text:p text:style-name="P16"><text:span text:style-name="T2"><text:s text:c="6"/>&lt;body&gt;</text:span></text:p>
      <text:p text:style-name="P16"><text:span text:style-name="T2"><text:s text:c="8"/>&lt;h2&gt;Les clubs de Ligue 1 &lt;br/&gt; saison </text:span></text:p>
      <text:p text:style-name="P16"><text:span text:style-name="T2"><text:s text:c="12"/>&lt;xsl:value-of select="(/championnat/@annee)-1"/&gt;-&lt;xsl:value-of select="/championnat/@annee"/&gt; :&lt;/h2&gt;</text:span></text:p>
      <text:p text:style-name="P16"><text:span text:style-name="T2"><text:s text:c="8"/>&lt;p/&gt;</text:span></text:p>
      <text:p text:style-name="P16"><text:span text:style-name="T2"><text:s text:c="8"/>&lt;table border="1"&gt;</text:span></text:p>
      <text:p text:style-name="P16"><text:span text:style-name="T2"><text:s text:c="9"/>&lt;thead&gt;</text:span></text:p>
      <text:p text:style-name="P16"><text:span text:style-name="T2"><text:s text:c="12"/>&lt;tr&gt;</text:span></text:p>
      <text:p text:style-name="P16"><text:span text:style-name="T2"><text:s text:c="15"/>&lt;th&gt;ville&lt;/th&gt;</text:span></text:p>
      <text:p text:style-name="P16"><text:span text:style-name="T2"><text:s text:c="15"/>&lt;th&gt;club&lt;/th&gt;</text:span></text:p>
      <text:p text:style-name="P16"><text:span text:style-name="T2"><text:s text:c="12"/>&lt;/tr&gt;</text:span></text:p>
      <text:p text:style-name="P16"><text:span text:style-name="T2"><text:s text:c="9"/>&lt;/thead&gt;</text:span></text:p>
      <text:p text:style-name="P16"><text:span text:style-name="T2"><text:s text:c="10"/>&lt;tbody&gt;</text:span></text:p>
      <text:p text:style-name="P16"><text:span text:style-name="T2"><text:s text:c="12"/>&lt;xsl:apply-templates select="championnat/clubs"/&gt;</text:span></text:p>
      <text:p text:style-name="P16"><text:span text:style-name="T2"><text:s text:c="10"/>&lt;/tbody&gt;</text:span></text:p>
      <text:p text:style-name="P16"><text:span text:style-name="T2"><text:s text:c="8"/>&lt;/table&gt;</text:span></text:p>
      <text:p text:style-name="P16"><text:span text:style-name="T2"><text:s text:c="4"/>&lt;/body&gt;</text:span></text:p>
      <text:p text:style-name="P16"><text:span text:style-name="T2"><text:s text:c="3"/>&lt;/html&gt;</text:span></text:p>
      <text:p text:style-name="P16"><text:span text:style-name="T2"><text:s text:c="2"/>&lt;/xsl:template&gt;</text:span></text:p>
      <text:p text:style-name="P16"/>
      <text:p text:style-name="P16"><text:span text:style-name="T2"><text:s text:c="2"/>&lt;xsl:template match="clubs"&gt;</text:span></text:p>
      <text:p text:style-name="P16"><text:span text:style-name="T2"><text:s text:c="4"/>&lt;xsl:apply-templates select="club"/&gt;</text:span></text:p>
      <text:p text:style-name="P16"><text:span text:style-name="T2"><text:s text:c="2"/>&lt;/xsl:template&gt;</text:span></text:p>
      <text:p text:style-name="P16"><text:soft-page-break/></text:p>
      <text:p text:style-name="P16"><text:span text:style-name="T2"><text:s text:c="2"/>&lt;xsl:template match="club"&gt;</text:span></text:p>
      <text:p text:style-name="P16"><text:span text:style-name="T2"><text:s text:c="6"/>&lt;tr&gt;</text:span></text:p>
      <text:p text:style-name="P16"><text:span text:style-name="T2"><text:s text:c="8"/>&lt;td&gt;&lt;xsl:value-of select="ville"/&gt;&lt;/td&gt;</text:span></text:p>
      <text:p text:style-name="P16"><text:span text:style-name="T2"><text:s text:c="8"/>&lt;td&gt;&lt;xsl:value-of select="nom"/&gt;&lt;/td&gt;</text:span></text:p>
      <text:p text:style-name="P16"><text:span text:style-name="T2"><text:s text:c="6"/>&lt;/tr&gt;</text:span></text:p>
      <text:p text:style-name="P16"><text:span text:style-name="T2"><text:s text:c="2"/>&lt;/xsl:template&gt;</text:span></text:p>
      <text:p text:style-name="P16"/>
      <text:p text:style-name="P16"><text:span text:style-name="T2">&lt;/xsl:stylesheet&gt;</text:span></text:p>
      <text:p text:style-name="P16"/>
      <text:p text:style-name="P16">Question 4 :</text:p>
      <text:p text:style-name="P16"/>
      <text:p text:style-name="P6">&lt;?xml version='1.0' encoding='UTF-8'?&gt;</text:p>
      <text:p text:style-name="P6">&lt;xsl:stylesheet version="1.0" </text:p>
      <text:p text:style-name="P6"><text:s text:c="4"/>xmlns:xsl="http://www.w3.org/1999/XSL/Transform"</text:p>
      <text:p text:style-name="P6"><text:s text:c="4"/>xmlns="http://www.w3.org/1999/xhtml"</text:p>
      <text:p text:style-name="P6"><text:s text:c="4"/>&gt;</text:p>
      <text:p text:style-name="P6">&lt;xsl:output method="xml" indent="yes" encoding="UTF-8" omit-xml-declaration="no"/&gt;</text:p>
      <text:p text:style-name="P6"><text:s text:c="2"/>&lt;xsl:template match="/"&gt;</text:p>
      <text:p text:style-name="P6"><text:s text:c="4"/>&lt;xsl:apply-templates select="championnat/journees/journee"&gt;</text:p>
      <text:p text:style-name="P6"><text:s text:c="6"/>&lt;xsl:with-param name="numj" select="18"/&gt;</text:p>
      <text:p text:style-name="P6"><text:s text:c="4"/>&lt;/xsl:apply-templates&gt;</text:p>
      <text:p text:style-name="P6"><text:s text:c="2"/>&lt;/xsl:template&gt;</text:p>
      <text:p text:style-name="P6"/>
      <text:p text:style-name="P6"><text:s text:c="2"/>&lt;xsl:template match="journee"&gt;</text:p>
      <text:p text:style-name="P6"><text:s text:c="4"/>&lt;xsl:param name="numj"/&gt;</text:p>
      <text:p text:style-name="P6"><text:s text:c="6"/>&lt;xsl:if test="$numj=./@num"&gt;</text:p>
      <text:p text:style-name="P6"><text:s text:c="8"/>&lt;xsl:copy-of select="."/&gt;</text:p>
      <text:p text:style-name="P6"><text:s text:c="6"/>&lt;/xsl:if&gt;</text:p>
      <text:p text:style-name="P6"><text:s text:c="2"/>&lt;/xsl:template&gt;</text:p>
      <text:p text:style-name="P6"/>
      <text:p text:style-name="P6">&lt;/xsl:stylesheet&gt;</text:p>
      <text:p text:style-name="P6"/>
      <text:p text:style-name="P17">Question 5 :</text:p>
      <text:p text:style-name="P17"/>
      <text:p text:style-name="P18"><text:span text:style-name="T2">&lt;?xml version='1.0' encoding='UTF-8'?&gt;</text:span></text:p>
      <text:p text:style-name="P18"><text:span text:style-name="T2">&lt;xsl:stylesheet version="1.0" </text:span></text:p>
      <text:p text:style-name="P18"><text:span text:style-name="T2"><text:s text:c="4"/>xmlns:xsl="http://www.w3.org/1999/XSL/Transform"</text:span></text:p>
      <text:p text:style-name="P18"><text:span text:style-name="T2"><text:s text:c="4"/>xmlns="http://www.w3.org/1999/xhtml"</text:span></text:p>
      <text:p text:style-name="P18"><text:span text:style-name="T2"><text:s text:c="4"/>&gt;</text:span></text:p>
      <text:p text:style-name="P18"><text:span text:style-name="T2">&lt;xsl:output method="xml" indent="yes" encoding="UTF-8" omit-xml-</text:span><text:soft-page-break/><text:span text:style-name="T2">declaration="no"/&gt;</text:span></text:p>
      <text:p text:style-name="P18"/>
      <text:p text:style-name="P18"><text:span text:style-name="T2"><text:s text:c="2"/>&lt;xsl:template match="/"&gt;</text:span></text:p>
      <text:p text:style-name="P18"><text:span text:style-name="T2"><text:s text:c="4"/>&lt;xsl:apply-templates select="championnat/clubs"/&gt;</text:span></text:p>
      <text:p text:style-name="P18"><text:span text:style-name="T2"><text:s text:c="2"/>&lt;/xsl:template&gt;</text:span></text:p>
      <text:p text:style-name="P18"/>
      <text:p text:style-name="P18"><text:span text:style-name="T2"><text:s text:c="2"/>&lt;xsl:template match="clubs"&gt;</text:span></text:p>
      <text:p text:style-name="P18"><text:span text:style-name="T2"><text:s text:c="4"/>&lt;clubs&gt;</text:span></text:p>
      <text:p text:style-name="P18"><text:span text:style-name="T2"><text:s text:c="6"/>&lt;xsl:apply-templates select="club"/&gt;</text:span></text:p>
      <text:p text:style-name="P18"><text:span text:style-name="T2"><text:s text:c="4"/>&lt;/clubs&gt;</text:span></text:p>
      <text:p text:style-name="P18"><text:span text:style-name="T2"><text:s text:c="2"/>&lt;/xsl:template&gt;</text:span></text:p>
      <text:p text:style-name="P18"/>
      <text:p text:style-name="P18"><text:span text:style-name="T2"><text:s text:c="2"/>&lt;xsl:template match="club"&gt;</text:span></text:p>
      <text:p text:style-name="P18"><text:span text:style-name="T2"><text:s text:c="6"/>&lt;club&gt;</text:span></text:p>
      <text:p text:style-name="P18"><text:span text:style-name="T2"><text:s text:c="8"/>&lt;nom&gt;&lt;xsl:value-of select="nom"/&gt;&lt;/nom&gt;</text:span></text:p>
      <text:p text:style-name="P18"><text:span text:style-name="T2"><text:s text:c="8"/>&lt;ville&gt;&lt;xsl:value-of select="ville"/&gt;&lt;/ville&gt;</text:span></text:p>
      <text:p text:style-name="P18"><text:span text:style-name="T2"><text:s text:c="8"/>&lt;rencontres&gt;</text:span></text:p>
      <text:p text:style-name="P18"><text:span text:style-name="T2"><text:s text:c="10"/>&lt;xsl:apply-templates select="rencontres"&gt;</text:span></text:p>
      <text:p text:style-name="P18"><text:span text:style-name="T2"><text:s text:c="12"/>&lt;xsl:with-param name="clubid" select="@id"/&gt;</text:span></text:p>
      <text:p text:style-name="P18"><text:span text:style-name="T2"><text:s text:c="10"/>&lt;/xsl:apply-templates&gt;</text:span></text:p>
      <text:p text:style-name="P18"><text:span text:style-name="T2"><text:s text:c="8"/>&lt;/rencontres&gt;</text:span></text:p>
      <text:p text:style-name="P18"><text:span text:style-name="T2"><text:s text:c="6"/>&lt;/club&gt;</text:span></text:p>
      <text:p text:style-name="P18"><text:span text:style-name="T2"><text:s text:c="2"/>&lt;/xsl:template&gt;</text:span></text:p>
      <text:p text:style-name="P18"/>
      <text:p text:style-name="P18"><text:span text:style-name="T2"><text:s text:c="2"/>&lt;xsl:template match="rencontres"&gt;</text:span></text:p>
      <text:p text:style-name="P18"><text:span text:style-name="T2"><text:s text:c="4"/>&lt;xsl:param name="clubid"/&gt;</text:span></text:p>
      <text:p text:style-name="P18"><text:span text:style-name="T2"><text:s text:c="4"/>&lt;domicile&gt;</text:span></text:p>
      <text:p text:style-name="P18"><text:span text:style-name="T2"><text:s text:c="6"/>&lt;xsl:apply-templates select="rencontre"&gt;</text:span></text:p>
      <text:p text:style-name="P18"><text:span text:style-name="T2"><text:s text:c="8"/>&lt;xsl:with-param name="clubid2" select="clubid"/&gt;</text:span></text:p>
      <text:p text:style-name="P18"><text:span text:style-name="T2"><text:s text:c="8"/>&lt;xsl:with-param name="domicile" select="dom"/&gt;</text:span></text:p>
      <text:p text:style-name="P18"><text:span text:style-name="T2"><text:s text:c="6"/>&lt;/xsl:apply-templates&gt;</text:span></text:p>
      <text:p text:style-name="P18"><text:span text:style-name="T2"><text:s text:c="4"/>&lt;/domicile&gt;</text:span></text:p>
      <text:p text:style-name="P18"><text:span text:style-name="T2"><text:s text:c="4"/>&lt;exterieur&gt;</text:span></text:p>
      <text:p text:style-name="P18"><text:span text:style-name="T2"><text:s text:c="6"/>&lt;xsl:apply-templates select="rencontre"&gt;</text:span></text:p>
      <text:p text:style-name="P18"><text:span text:style-name="T2"><text:s text:c="8"/>&lt;xsl:with-param name="clubid2" select="clubid"/&gt;</text:span></text:p>
      <text:p text:style-name="P18"><text:span text:style-name="T2"><text:s text:c="8"/>&lt;xsl:with-param name="domicile" select="ext"/&gt;</text:span></text:p>
      <text:p text:style-name="P18"><text:span text:style-name="T2"><text:s text:c="6"/>&lt;/xsl:apply-templates&gt;</text:span></text:p>
      <text:p text:style-name="P18"><text:span text:style-name="T2"><text:s text:c="4"/>&lt;/exterieur&gt;</text:span></text:p>
      <text:p text:style-name="P18"><text:span text:style-name="T2"><text:s text:c="2"/>&lt;/xsl:template&gt;</text:span></text:p>
      <text:p text:style-name="P18"/>
      <text:p text:style-name="P18"/>
      <text:p text:style-name="P18"/>
      <text:p text:style-name="P18"><text:soft-page-break/><text:span text:style-name="T2"><text:s text:c="2"/>&lt;xsl:template match="rencontre"&gt;</text:span></text:p>
      <text:p text:style-name="P18"><text:span text:style-name="T2"><text:s text:c="8"/>&lt;xsl:param name="clubid2"/&gt;</text:span></text:p>
      <text:p text:style-name="P18"><text:span text:style-name="T2"><text:s text:c="8"/>&lt;xsl:param name="domicile"/&gt;</text:span></text:p>
      <text:p text:style-name="P18"><text:span text:style-name="T2"><text:s text:c="8"/>&lt;xsl:if test="$domicile=dom"&gt;</text:span></text:p>
      <text:p text:style-name="P18"><text:span text:style-name="T2"><text:s text:c="10"/>&lt;xsl:if test="$clubid2=./receveur"&gt;</text:span></text:p>
      <text:p text:style-name="P18"><text:span text:style-name="T2"><text:s text:c="12"/>&lt;rencontre&gt;</text:span></text:p>
      <text:p text:style-name="P18"><text:span text:style-name="T2"><text:s text:c="14"/>&lt;club&gt;</text:span></text:p>
      <text:p text:style-name="P18"><text:span text:style-name="T2"><text:s text:c="16"/>&lt;xsl:apply-templates select="clubname"&gt;</text:span></text:p>
      <text:p text:style-name="P18"><text:span text:style-name="T2"><text:s text:c="20"/>&lt;xsl:with-param name="clubid3" select="./invite"/&gt;</text:span></text:p>
      <text:p text:style-name="P18"><text:span text:style-name="T2"><text:s text:c="17"/>&lt;/xsl:apply-templates&gt;</text:span></text:p>
      <text:p text:style-name="P18"><text:span text:style-name="T2"><text:s text:c="14"/>&lt;/club&gt;</text:span></text:p>
      <text:p text:style-name="P18"><text:span text:style-name="T2"><text:s text:c="14"/>&lt;score&gt;&lt;xsl:value-of select="score"/&gt;&lt;/score&gt;</text:span></text:p>
      <text:p text:style-name="P18"><text:span text:style-name="T2"><text:s text:c="12"/>&lt;/rencontre&gt;</text:span></text:p>
      <text:p text:style-name="P18"><text:span text:style-name="T2"><text:s text:c="10"/>&lt;/xsl:if&gt;</text:span></text:p>
      <text:p text:style-name="P18"><text:span text:style-name="T2"><text:s text:c="8"/>&lt;/xsl:if&gt;</text:span></text:p>
      <text:p text:style-name="P18"/>
      <text:p text:style-name="P18"><text:span text:style-name="T2"><text:s text:c="8"/>&lt;xsl:if test="$domicile=ext"&gt;</text:span></text:p>
      <text:p text:style-name="P18"><text:span text:style-name="T2"><text:s text:c="10"/>&lt;xsl:if test="$clubid2=./invite"&gt;</text:span></text:p>
      <text:p text:style-name="P18"><text:span text:style-name="T2"><text:s text:c="12"/>&lt;rencontre&gt;</text:span></text:p>
      <text:p text:style-name="P18"><text:span text:style-name="T2"><text:s text:c="14"/>&lt;club&gt;</text:span></text:p>
      <text:p text:style-name="P18"><text:span text:style-name="T2"><text:s text:c="16"/>&lt;xsl:apply-templates select="clubname"&gt;</text:span></text:p>
      <text:p text:style-name="P18"><text:span text:style-name="T2"><text:s text:c="20"/>&lt;xsl:with-param name="clubid3" select="./receveur"/&gt;</text:span></text:p>
      <text:p text:style-name="P18"><text:span text:style-name="T2"><text:s text:c="17"/>&lt;/xsl:apply-templates&gt;</text:span></text:p>
      <text:p text:style-name="P18"><text:span text:style-name="T2"><text:s text:c="14"/>&lt;/club&gt;</text:span></text:p>
      <text:p text:style-name="P18"><text:span text:style-name="T2"><text:s text:c="14"/>&lt;score&gt;&lt;xsl:value-of select="score"/&gt;&lt;/score&gt;</text:span></text:p>
      <text:p text:style-name="P18"><text:span text:style-name="T2"><text:s text:c="12"/>&lt;/rencontre&gt;</text:span></text:p>
      <text:p text:style-name="P18"><text:span text:style-name="T2"><text:s text:c="10"/>&lt;/xsl:if&gt;</text:span></text:p>
      <text:p text:style-name="P18"><text:span text:style-name="T2"><text:s text:c="8"/>&lt;/xsl:if&gt;</text:span></text:p>
      <text:p text:style-name="P18"><text:span text:style-name="T2"><text:s text:c="2"/>&lt;/xsl:template&gt;</text:span></text:p>
      <text:p text:style-name="P18"/>
      <text:p text:style-name="P18"><text:span text:style-name="T2"><text:s text:c="2"/>&lt;xsl:template match="clubname"&gt;</text:span></text:p>
      <text:p text:style-name="P18"><text:span text:style-name="T2"><text:s text:c="8"/>&lt;xsl:param name="clubid3"/&gt;</text:span></text:p>
      <text:p text:style-name="P18"><text:span text:style-name="T2"><text:s text:c="8"/>&lt;xsl:value-of select="//club[./@id=clubid3]/nom"/&gt;</text:span></text:p>
      <text:p text:style-name="P18"><text:span text:style-name="T2"><text:s text:c="2"/>&lt;/xsl:template&gt;</text:span></text:p>
      <text:p text:style-name="P18"/>
      <text:p text:style-name="P18"><text:span text:style-name="T2">&lt;/xsl:stylesheet&g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5"><text:soft-page-break/><text:span text:style-name="T2">Excercice 2</text:span></text:p>
      <text:p text:style-name="P25"/>
      <text:p text:style-name="P19">Question 1 :</text:p>
      <text:p text:style-name="P19"/>
      <text:p text:style-name="P20"><text:span text:style-name="T2">&lt;?xml version="1.0" encoding="UTF-8" ?&gt;</text:span></text:p>
      <text:p text:style-name="P20"><text:span text:style-name="T2">&lt;xsl:stylesheet version="2.0"</text:span></text:p>
      <text:p text:style-name="P20"><text:span text:style-name="T2">xmlns:xsl="http://www.w3.org/1999/XSL/Transform"</text:span></text:p>
      <text:p text:style-name="P20"><text:span text:style-name="T2"><text:tab/>xmlns="http://labd/art"</text:span></text:p>
      <text:p text:style-name="P20"><text:span text:style-name="T2"><text:tab/>xpath-default-namespace="http://labd/art"&gt;</text:span></text:p>
      <text:p text:style-name="P20"/>
      <text:p text:style-name="P20"><text:span text:style-name="T2"><text:tab/>&lt;xsl:output method="xml" indent="yes"/&gt;</text:span></text:p>
      <text:p text:style-name="P20"/>
      <text:p text:style-name="P20"><text:span text:style-name="T2"><text:tab/>&lt;xsl:template match="/"&gt;</text:span></text:p>
      <text:p text:style-name="P20"><text:span text:style-name="T2"><text:tab/>&lt;artistes&gt;</text:span></text:p>
      <text:p text:style-name="P20"><text:span text:style-name="T2"><text:tab/><text:tab/>&lt;xsl:for-each select="//artiste"&gt;</text:span></text:p>
      <text:p text:style-name="P20"><text:span text:style-name="T2"><text:tab/><text:tab/><text:tab/>&lt;artiste&gt;</text:span></text:p>
      <text:p text:style-name="P20"><text:span text:style-name="T2"><text:tab/><text:tab/><text:tab/><text:tab/>&lt;xsl:variable name="nom" select="./nom"/&gt;</text:span></text:p>
      <text:p text:style-name="P20"><text:span text:style-name="T2"><text:tab/><text:tab/><text:tab/><text:tab/>&lt;xsl:variable name="prenom" select="./prénom"/&gt;</text:span></text:p>
      <text:p text:style-name="P20"><text:span text:style-name="T2"><text:tab/><text:tab/><text:tab/><text:tab/>&lt;nom&gt;</text:span></text:p>
      <text:p text:style-name="P20"><text:span text:style-name="T2"><text:tab/><text:tab/><text:tab/><text:tab/><text:tab/>&lt;xsl:value-of select="./nom"/&gt;</text:span></text:p>
      <text:p text:style-name="P20"><text:span text:style-name="T2"><text:tab/><text:tab/><text:tab/><text:tab/>&lt;/nom&gt;</text:span></text:p>
      <text:p text:style-name="P20"><text:span text:style-name="T2"><text:tab/><text:tab/><text:tab/><text:tab/>&lt;prenom&gt;</text:span></text:p>
      <text:p text:style-name="P20"><text:span text:style-name="T2"><text:tab/><text:tab/><text:tab/><text:tab/><text:tab/>&lt;xsl:value-of select="./prénom"/&gt;</text:span></text:p>
      <text:p text:style-name="P20"><text:span text:style-name="T2"><text:tab/><text:tab/><text:tab/><text:tab/>&lt;/prenom&gt;</text:span></text:p>
      <text:p text:style-name="P20"><text:span text:style-name="T2"><text:tab/><text:tab/><text:tab/><text:tab/>&lt;nb-oeuvres&gt;</text:span></text:p>
      <text:p text:style-name="P20"><text:span text:style-name="T2"><text:tab/><text:tab/><text:tab/><text:tab/><text:tab/>&lt;xsl:value-of select="count(document('catalogue-1.xml')//oeuvre[.//nom = $nom and .//prénom =$prenom])"/&gt;<text:tab/><text:tab/><text:tab/><text:tab/></text:span></text:p>
      <text:p text:style-name="P20"><text:span text:style-name="T2"><text:tab/><text:tab/><text:tab/><text:tab/>&lt;/nb-oeuvres&gt;</text:span></text:p>
      <text:p text:style-name="P20"><text:span text:style-name="T2"><text:tab/><text:tab/><text:tab/>&lt;/artiste&gt;</text:span></text:p>
      <text:p text:style-name="P20"><text:span text:style-name="T2"><text:tab/><text:tab/>&lt;/xsl:for-each&gt;</text:span></text:p>
      <text:p text:style-name="P20"><text:span text:style-name="T2"><text:tab/>&lt;/artistes&gt;</text:span></text:p>
      <text:p text:style-name="P20"><text:span text:style-name="T2"><text:tab/>&lt;/xsl:template&gt;</text:span></text:p>
      <text:p text:style-name="P20"/>
      <text:p text:style-name="P20"><text:span text:style-name="T2">&lt;/xsl:stylesheet&gt;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Question 2 :</text:p>
      <text:p text:style-name="P20"/>
      <text:p text:style-name="P7">&lt;?xml version="1.0" encoding="UTF-8" ?&gt;</text:p>
      <text:p text:style-name="P7">&lt;xsl:stylesheet version="2.0"</text:p>
      <text:p text:style-name="P7">xmlns:xsl="http://www.w3.org/1999/XSL/Transform"</text:p>
      <text:p text:style-name="P7"><text:tab/>xmlns="http://labd/art"</text:p>
      <text:p text:style-name="P7"><text:tab/>xpath-default-namespace="http://labd/art"&gt;</text:p>
      <text:p text:style-name="P7"><text:tab/>&lt;xsl:output method="xml" indent="yes"/&gt;</text:p>
      <text:p text:style-name="P7"></text:p>
      <text:p text:style-name="P7"><text:tab/>&lt;xsl:template match="/"&gt;</text:p>
      <text:p text:style-name="P7"><text:tab/><text:tab/>&lt;art <text:s/>xmlns:xsi="http://www.w3.org/2001/XMLSchema-instance"&gt;</text:p>
      <text:p text:style-name="P7"><text:tab/><text:tab/><text:tab/>&lt;artistes&gt;</text:p>
      <text:p text:style-name="P7"><text:tab/><text:tab/><text:tab/><text:tab/>&lt;xsl:for-each select="//artiste"&gt;</text:p>
      <text:p text:style-name="P7"><text:tab/><text:tab/><text:tab/><text:tab/><text:tab/>&lt;artiste&gt;</text:p>
      <text:p text:style-name="P7"><text:tab/><text:tab/><text:tab/><text:tab/><text:tab/><text:tab/>&lt;xsl:variable name="nom" select="./nom"/&gt;</text:p>
      <text:p text:style-name="P7"><text:tab/><text:tab/><text:tab/><text:tab/><text:tab/><text:tab/>&lt;xsl:variable name="prenom" select="./prénom"/&gt;</text:p>
      <text:p text:style-name="P7"><text:tab/><text:tab/><text:tab/><text:tab/><text:tab/><text:tab/>&lt;nom&gt;</text:p>
      <text:p text:style-name="P7"><text:tab/><text:tab/><text:tab/><text:tab/><text:tab/><text:tab/><text:tab/>&lt;xsl:value-of select="./nom"/&gt;</text:p>
      <text:p text:style-name="P7"><text:tab/><text:tab/><text:tab/><text:tab/><text:tab/><text:tab/>&lt;/nom&gt;</text:p>
      <text:p text:style-name="P7"><text:tab/><text:tab/><text:tab/><text:tab/><text:tab/><text:tab/><text:tab/>&lt;xsl:copy-of select="./période"/&gt;</text:p>
      <text:p text:style-name="P7"><text:tab/><text:tab/><text:tab/><text:tab/><text:tab/><text:tab/><text:tab/>&lt;xsl:for-each select="document('catalogue-1.xml')//oeuvre[.//nom = $nom and .//prénom =$prenom]"&gt;</text:p>
      <text:p text:style-name="P7"><text:tab/><text:tab/><text:tab/><text:tab/><text:tab/><text:tab/><text:tab/><text:tab/>&lt;oeuvre&gt;</text:p>
      <text:p text:style-name="P7"><text:tab/><text:tab/><text:tab/><text:tab/><text:tab/><text:tab/><text:tab/><text:tab/><text:tab/>&lt;titre&gt;</text:p>
      <text:p text:style-name="P7"><text:tab/><text:tab/><text:tab/><text:tab/><text:tab/><text:tab/><text:tab/><text:tab/><text:tab/><text:tab/>&lt;xsl:value-of select="./titre"/&gt;</text:p>
      <text:p text:style-name="P7"><text:tab/><text:tab/><text:tab/><text:tab/><text:tab/><text:tab/><text:tab/><text:tab/><text:tab/>&lt;/titre&gt;</text:p>
      <text:p text:style-name="P7"><text:tab/><text:tab/><text:tab/><text:tab/><text:tab/><text:tab/><text:tab/><text:tab/><text:tab/>&lt;genre&gt;</text:p>
      <text:p text:style-name="P7"><text:tab/><text:tab/><text:tab/><text:tab/><text:tab/><text:tab/><text:tab/><text:tab/><text:tab/><text:tab/>&lt;xsl:value-of select="./genre"/&gt;</text:p>
      <text:p text:style-name="P7"><text:tab/><text:tab/><text:tab/><text:tab/><text:tab/><text:tab/><text:tab/><text:tab/><text:tab/>&lt;/genre&gt;</text:p>
      <text:p text:style-name="P7"><text:tab/><text:tab/><text:tab/><text:tab/><text:tab/><text:tab/><text:tab/><text:tab/><text:tab/>&lt;date&gt;</text:p>
      <text:p text:style-name="P7"><text:tab/><text:tab/><text:tab/><text:tab/><text:tab/><text:tab/><text:tab/><text:tab/><text:tab/><text:tab/>&lt;xsl:value-of select="./date"/&gt;</text:p>
      <text:p text:style-name="P7"><text:tab/><text:tab/><text:tab/><text:tab/><text:tab/><text:tab/><text:tab/><text:tab/><text:tab/>&lt;/date&gt;</text:p>
      <text:p text:style-name="P7"><text:tab/><text:tab/><text:tab/><text:tab/><text:tab/><text:tab/><text:tab/><text:tab/>&lt;/oeuvre&gt;</text:p>
      <text:p text:style-name="P7"><text:tab/><text:tab/><text:tab/><text:tab/><text:tab/><text:tab/><text:tab/>&lt;/xsl:for-each&gt;</text:p>
      <text:p text:style-name="P7"><text:tab/><text:tab/><text:tab/><text:tab/><text:tab/>&lt;/artiste&gt;</text:p>
      <text:p text:style-name="P7"><text:tab/><text:tab/><text:tab/><text:tab/>&lt;/xsl:for-each&gt;</text:p>
      <text:p text:style-name="P7"><text:tab/><text:tab/><text:tab/>&lt;/artistes&gt;</text:p>
      <text:p text:style-name="P7"><text:soft-page-break/><text:tab/><text:tab/><text:tab/>&lt;mouvements&gt;</text:p>
      <text:p text:style-name="P7"><text:tab/><text:tab/><text:tab/><text:tab/>&lt;xsl:for-each select="//mouvement"&gt;</text:p>
      <text:p text:style-name="P7"><text:tab/><text:tab/><text:tab/><text:tab/><text:tab/>&lt;xsl:variable name="nommvt" select="./nom"/&gt;</text:p>
      <text:p text:style-name="P7"><text:tab/><text:tab/><text:tab/><text:tab/><text:tab/>&lt;mouvement&gt;</text:p>
      <text:p text:style-name="P7"><text:tab/><text:tab/><text:tab/><text:tab/><text:tab/><text:tab/>&lt;xsl:copy-of select="//mouvement"/&gt;</text:p>
      <text:p text:style-name="P7"><text:tab/><text:tab/><text:tab/><text:tab/><text:tab/>&lt;/mouvement&gt;</text:p>
      <text:p text:style-name="P7"><text:tab/><text:tab/><text:tab/><text:tab/>&lt;/xsl:for-each&gt;</text:p>
      <text:p text:style-name="P7"><text:tab/><text:tab/><text:tab/>&lt;/mouvements&gt;</text:p>
      <text:p text:style-name="P7"><text:tab/><text:tab/>&lt;/art&gt;</text:p>
      <text:p text:style-name="P7"><text:tab/>&lt;/xsl:template&gt;</text:p>
      <text:p text:style-name="P7">&lt;/xsl:stylesheet&gt;</text:p>
      <text:p text:style-name="P7"/>
      <text:p text:style-name="P21">Question 3 :</text:p>
      <text:p text:style-name="P8"/>
      <text:p text:style-name="P9">&lt;?xml version="1.0" encoding="UTF-8" ?&gt;</text:p>
      <text:p text:style-name="P9">&lt;xsl:stylesheet version="2.0"</text:p>
      <text:p text:style-name="P9">xmlns:xsl="http://www.w3.org/1999/XSL/Transform"</text:p>
      <text:p text:style-name="P9"><text:tab/>xmlns="http://labd/art"</text:p>
      <text:p text:style-name="P9"><text:tab/>xpath-default-namespace="http://labd/art"&gt;</text:p>
      <text:p text:style-name="P9"></text:p>
      <text:p text:style-name="P9"><text:tab/>&lt;xsl:output method="xml" indent="yes"/&gt;</text:p>
      <text:p text:style-name="P9"></text:p>
      <text:p text:style-name="P9"><text:tab/>&lt;xsl:template match="/"&gt;</text:p>
      <text:p text:style-name="P9"><text:tab/><text:tab/>&lt;art xmlns:xsi="http://www.w3.org/2001/XMLSchema-instance"&gt;</text:p>
      <text:p text:style-name="P9"><text:tab/><text:tab/> <text:s/>&lt;artistes&gt;</text:p>
      <text:p text:style-name="P9"><text:tab/><text:tab/><text:tab/><text:tab/>&lt;xsl:apply-templates select="//artiste"/&gt;</text:p>
      <text:p text:style-name="P9"><text:tab/><text:tab/> <text:s/>&lt;/artistes&gt;</text:p>
      <text:p text:style-name="P9"><text:tab/><text:tab/> <text:s/>&lt;xsl:copy-of select ="//mouvements"/&gt;</text:p>
      <text:p text:style-name="P9"><text:tab/><text:tab/>&lt;/art&gt;</text:p>
      <text:p text:style-name="P9"><text:tab/>&lt;/xsl:template&gt;</text:p>
      <text:p text:style-name="P9"></text:p>
      <text:p text:style-name="P9"><text:tab/>&lt;xsl:template match="artiste"&gt;</text:p>
      <text:p text:style-name="P9"><text:s text:c="2"/><text:tab/>&lt;artiste&gt;</text:p>
      <text:p text:style-name="P9"><text:tab/><text:tab/> <text:tab/>&lt;xsl:attribute name="num"&gt;</text:p>
      <text:p text:style-name="P9"><text:tab/> <text:s text:c="2"/><text:tab/> <text:tab/>&lt;xsl:value-of select="position()" /&gt;</text:p>
      <text:p text:style-name="P9"><text:tab/> <text:s/><text:tab/>&lt;/xsl:attribute&gt;</text:p>
      <text:p text:style-name="P9"><text:tab/><text:tab/><text:tab/>&lt;xsl:copy-of select ="./nom"/&gt;</text:p>
      <text:p text:style-name="P9"><text:tab/><text:tab/><text:tab/>&lt;xsl:copy-of select ="./prénom"/&gt;</text:p>
      <text:p text:style-name="P9"><text:tab/><text:tab/><text:tab/>&lt;xsl:copy-of select ="./naissance"/&gt;</text:p>
      <text:p text:style-name="P9"><text:tab/><text:tab/><text:tab/>&lt;xsl:copy-of select ="./décès"/&gt;</text:p>
      <text:p text:style-name="P9"><text:tab/><text:tab/><text:tab/>&lt;xsl:copy-of select ="./période"/&gt;</text:p>
      <text:p text:style-name="P9"><text:tab/><text:tab/><text:tab/>&lt;xsl:copy-of select ="./début"/&gt;</text:p>
      <text:p text:style-name="P9"><text:soft-page-break/><text:tab/><text:tab/><text:tab/>&lt;xsl:copy-of select ="./fin"/&gt;</text:p>
      <text:p text:style-name="P9"><text:tab/> <text:s/>&lt;/artiste&gt;</text:p>
      <text:p text:style-name="P9"><text:tab/>&lt;/xsl:template&gt;</text:p>
      <text:p text:style-name="P9">&lt;/xsl:stylesheet&gt;</text:p>
      <text:p text:style-name="P8"/>
      <text:p text:style-name="P22">Question 4 :</text:p>
      <text:p text:style-name="P9"/>
      <text:p text:style-name="P10">&lt;?xml version="1.0" encoding="UTF-8" ?&gt;</text:p>
      <text:p text:style-name="P10"></text:p>
      <text:p text:style-name="P10">&lt;!-- New document created with EditiX at Thu Feb 26 01:29:36 CET 2015 --&gt;</text:p>
      <text:p text:style-name="P10"></text:p>
      <text:p text:style-name="P10"></text:p>
      <text:p text:style-name="P10">&lt;xsl:stylesheet version="2.0"</text:p>
      <text:p text:style-name="P10">xmlns:xsl="http://www.w3.org/1999/XSL/Transform"</text:p>
      <text:p text:style-name="P10"><text:tab/>xmlns="http://labd/art"</text:p>
      <text:p text:style-name="P10"><text:tab/>xpath-default-namespace="http://labd/art"&gt;</text:p>
      <text:p text:style-name="P10"><text:tab/>&lt;xsl:output method="xml" indent="yes"/&gt;</text:p>
      <text:p text:style-name="P10"></text:p>
      <text:p text:style-name="P10"><text:tab/>&lt;xsl:template match="/"&gt;</text:p>
      <text:p text:style-name="P10"><text:tab/><text:tab/>&lt;art xmlns:xsi="http://www.w3.org/2001/XMLSchema-instance"&gt;</text:p>
      <text:p text:style-name="P10"><text:tab/><text:tab/><text:tab/>&lt;artistes&gt;</text:p>
      <text:p text:style-name="P10"><text:tab/><text:tab/><text:tab/><text:tab/>&lt;xsl:apply-templates select="//artiste"/&gt;</text:p>
      <text:p text:style-name="P10"><text:tab/><text:tab/> <text:s/>&lt;/artistes&gt;</text:p>
      <text:p text:style-name="P10"><text:tab/><text:tab/> <text:s/>&lt;xsl:copy-of select ="//mouvements"/&gt;</text:p>
      <text:p text:style-name="P10"><text:tab/><text:tab/> <text:s/>&lt;xsl:apply-templates select="document('catalogue-1.xml')//oeuvre"/&gt;</text:p>
      <text:p text:style-name="P10"><text:tab/><text:tab/>&lt;/art&gt;</text:p>
      <text:p text:style-name="P10"><text:tab/>&lt;/xsl:template&gt;</text:p>
      <text:p text:style-name="P10"></text:p>
      <text:p text:style-name="P10"><text:tab/>&lt;xsl:template match="artiste"&gt;</text:p>
      <text:p text:style-name="P10"><text:s text:c="2"/><text:tab/> &lt;artiste&gt;</text:p>
      <text:p text:style-name="P10"><text:tab/><text:tab/><text:tab/> <text:tab/>&lt;xsl:attribute name="num"&gt;</text:p>
      <text:p text:style-name="P10"><text:tab/><text:tab/> <text:s text:c="2"/><text:tab/> <text:tab/>&lt;xsl:value-of select="position()" /&gt;</text:p>
      <text:p text:style-name="P10"><text:tab/><text:tab/> <text:s/><text:tab/>&lt;/xsl:attribute&gt;</text:p>
      <text:p text:style-name="P10"><text:tab/><text:tab/><text:tab/><text:tab/>&lt;xsl:copy-of select ="./nom"/&gt;</text:p>
      <text:p text:style-name="P10"><text:tab/><text:tab/><text:tab/><text:tab/>&lt;xsl:copy-of select ="./prénom"/&gt;</text:p>
      <text:p text:style-name="P10"><text:tab/><text:tab/><text:tab/><text:tab/>&lt;xsl:copy-of select ="./naissance"/&gt;</text:p>
      <text:p text:style-name="P10"><text:tab/><text:tab/><text:tab/><text:tab/>&lt;xsl:copy-of select ="./décès"/&gt;</text:p>
      <text:p text:style-name="P10"><text:tab/><text:tab/><text:tab/><text:tab/>&lt;xsl:copy-of select ="./période"/&gt;</text:p>
      <text:p text:style-name="P10"><text:tab/><text:tab/><text:tab/><text:tab/>&lt;xsl:copy-of select ="./début"/&gt;</text:p>
      <text:p text:style-name="P10"><text:tab/><text:tab/><text:tab/><text:tab/>&lt;xsl:copy-of select ="./fin"/&gt;</text:p>
      <text:p text:style-name="P10"><text:tab/> <text:s/>&lt;/artiste&gt;</text:p>
      <text:p text:style-name="P10"><text:tab/>&lt;/xsl:template&gt;</text:p>
      <text:p text:style-name="P10"><text:soft-page-break/><text:tab/>&lt;xsl:template match="oeuvre"&gt;</text:p>
      <text:p text:style-name="P10"></text:p>
      <text:p text:style-name="P10"><text:tab/><text:tab/>&lt;xsl:variable name="nom" select="./auteur/nom"/&gt;</text:p>
      <text:p text:style-name="P10"><text:tab/><text:tab/>&lt;xsl:variable name="prenom" select="./auteur/prénom"/&gt;</text:p>
      <text:p text:style-name="P10"><text:tab/> <text:s/>&lt;oeuvre&gt;</text:p>
      <text:p text:style-name="P10"><text:tab/> <text:tab/><text:tab/>&lt;xsl:attribute name="auteur"&gt;</text:p>
      <text:p text:style-name="P10"><text:tab/><text:tab/><text:tab/><text:tab/><text:tab/>&lt;xsl:value-of select="document('artistes-avec-clefs.xml')//artiste[./nom = $nom and ./prénom =$prenom]/@num" /&gt;</text:p>
      <text:p text:style-name="P10"><text:tab/> <text:s/><text:tab/>&lt;/xsl:attribute&gt;</text:p>
      <text:p text:style-name="P10"><text:tab/><text:tab/><text:tab/>&lt;xsl:copy-of select ="./titre"/&gt;</text:p>
      <text:p text:style-name="P10"><text:tab/><text:tab/><text:tab/>&lt;xsl:copy-of select ="./date"/&gt;</text:p>
      <text:p text:style-name="P10"><text:tab/><text:tab/>&lt;/oeuvre&gt;</text:p>
      <text:p text:style-name="P10"><text:tab/>&lt;/xsl:template&gt;</text:p>
      <text:p text:style-name="P10">&lt;/xsl:stylesheet&gt;</text:p>
      <text:p text:style-name="P10"/>
      <text:p text:style-name="P23">Question 5 :</text:p>
      <text:p text:style-name="P23"/>
      <text:p text:style-name="P11">&lt;?xml version="1.0" encoding="UTF-8"?&gt;</text:p>
      <text:p text:style-name="P11">&lt;xsl:stylesheet version="2.0" xmlns:xsl="http://www.w3.org/1999/XSL/Transform" xmlns="http://labd/art" xpath-default-namespace="http://labd/art"&gt;</text:p>
      <text:p text:style-name="P11"><text:s text:c="4"/>&lt;xsl:output method="xml" indent="yes" /&gt;</text:p>
      <text:p text:style-name="P11"><text:s text:c="4"/>&lt;xsl:template match="/"&gt;</text:p>
      <text:p text:style-name="P11"><text:s text:c="8"/>&lt;art xmlns:xsi="http://www.w3.org/2001/XMLSchema-instance"&gt;</text:p>
      <text:p text:style-name="P11"><text:s text:c="12"/>&lt;artistes&gt;</text:p>
      <text:p text:style-name="P11"><text:s text:c="16"/>&lt;xsl:apply-templates select="//artiste" /&gt;</text:p>
      <text:p text:style-name="P11"><text:s text:c="12"/>&lt;/artistes&gt;</text:p>
      <text:p text:style-name="P11"><text:s text:c="12"/>&lt;xsl:copy-of select="//mouvements" /&gt;</text:p>
      <text:p text:style-name="P11"><text:s text:c="12"/>&lt;xsl:apply-templates select="document('catalogues.xml')//fichier" /&gt;</text:p>
      <text:p text:style-name="P11"><text:s text:c="8"/>&lt;/art&gt;</text:p>
      <text:p text:style-name="P11"><text:s text:c="4"/>&lt;/xsl:template&gt;</text:p>
      <text:p text:style-name="P11"><text:s text:c="4"/>&lt;xsl:template match="artiste"&gt;</text:p>
      <text:p text:style-name="P11"><text:s text:c="8"/>&lt;artiste&gt;</text:p>
      <text:p text:style-name="P11"><text:s text:c="12"/>&lt;xsl:attribute name="num"&gt;</text:p>
      <text:p text:style-name="P11"><text:s text:c="16"/>&lt;xsl:value-of select="position()" /&gt;</text:p>
      <text:p text:style-name="P11"><text:s text:c="12"/>&lt;/xsl:attribute&gt;</text:p>
      <text:p text:style-name="P11"><text:s text:c="12"/>&lt;xsl:copy-of select="./nom" /&gt;</text:p>
      <text:p text:style-name="P11"><text:s text:c="12"/>&lt;xsl:copy-of select="./prénom" /&gt;</text:p>
      <text:p text:style-name="P11"><text:s text:c="12"/>&lt;xsl:copy-of select="./naissance" /&gt;</text:p>
      <text:p text:style-name="P11"><text:s text:c="12"/>&lt;xsl:copy-of select="./décès" /&gt;</text:p>
      <text:p text:style-name="P11"><text:s text:c="12"/>&lt;xsl:copy-of select="./période" /&gt;</text:p>
      <text:p text:style-name="P11"><text:s text:c="12"/>&lt;xsl:copy-of select="./début" /&gt;</text:p>
      <text:p text:style-name="P11"><text:s text:c="12"/>&lt;xsl:copy-of select="./fin" /&gt;</text:p>
      <text:p text:style-name="P11"><text:soft-page-break/><text:s text:c="8"/>&lt;/artiste&gt;</text:p>
      <text:p text:style-name="P11"><text:s text:c="4"/>&lt;/xsl:template&gt;</text:p>
      <text:p text:style-name="P11"><text:s text:c="4"/>&lt;xsl:template match="fichier"&gt;</text:p>
      <text:p text:style-name="P11"><text:s text:c="8"/>&lt;xsl:variable name="name" select="./@uri" /&gt;</text:p>
      <text:p text:style-name="P11"><text:s text:c="8"/>&lt;xsl:apply-templates select="document($name)//oeuvre" /&gt;</text:p>
      <text:p text:style-name="P11"><text:s text:c="4"/>&lt;/xsl:template&gt;</text:p>
      <text:p text:style-name="P11"><text:s text:c="4"/>&lt;xsl:template match="oeuvre"&gt;</text:p>
      <text:p text:style-name="P11"><text:s text:c="8"/>&lt;xsl:variable name="nom" select="./auteur/nom" /&gt;</text:p>
      <text:p text:style-name="P11"><text:s text:c="8"/>&lt;xsl:variable name="prenom" select="./auteur/prénom" /&gt;</text:p>
      <text:p text:style-name="P11"><text:s text:c="8"/>&lt;oeuvre&gt;</text:p>
      <text:p text:style-name="P11"><text:s text:c="12"/>&lt;xsl:attribute name="auteur"&gt;</text:p>
      <text:p text:style-name="P11"><text:s text:c="16"/>&lt;xsl:value-of select="document('artistes-avec-clefs.xml')//artiste[./nom = $nom and ./prénom =$prenom]/@num" /&gt;</text:p>
      <text:p text:style-name="P11"><text:s text:c="12"/>&lt;/xsl:attribute&gt;</text:p>
      <text:p text:style-name="P11"><text:s text:c="12"/>&lt;xsl:copy-of select="./titre" /&gt;</text:p>
      <text:p text:style-name="P11"><text:s text:c="12"/>&lt;xsl:copy-of select="./date" /&gt;</text:p>
      <text:p text:style-name="P11"><text:s text:c="8"/>&lt;/oeuvre&gt;</text:p>
      <text:p text:style-name="P11"><text:s text:c="4"/>&lt;/xsl:template&gt;</text:p>
      <text:p text:style-name="P11">&lt;/xsl:stylesheet&gt;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officeooo:rsid="0011b2f3" officeooo:paragraph-rsid="0011b2f3"/>
    </style:style>
    <style:style style:name="MP2" style:family="paragraph" style:parent-style-name="Header">
      <style:text-properties fo:color="#666666" officeooo:rsid="0011b2f3" officeooo:paragraph-rsid="0015dee8"/>
    </style:style>
    <style:style style:name="MT1" style:family="text">
      <style:text-properties officeooo:rsid="00202f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obedo Geoffrey<text:tab/><text:tab/>Master Informatique</text:p>
        <text:p text:style-name="MP2">Quetstroey Charlie<text:tab/><text:tab/><text:span text:style-name="MT1">2</text:span>/0<text:span text:style-name="MT1">3</text:span>/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tstroey </meta:initial-creator>
    <meta:creation-date>2016-01-23T15:47:05.434780844</meta:creation-date>
    <dc:date>2016-03-02T10:02:23.590792399</dc:date>
    <dc:creator>Quetstroey </dc:creator>
    <meta:editing-duration>PT59M9S</meta:editing-duration>
    <meta:editing-cycles>40</meta:editing-cycles>
    <meta:generator>LibreOffice/4.2.8.2$Linux_X86_64 LibreOffice_project/420m0$Build-2</meta:generator>
    <meta:document-statistic meta:table-count="0" meta:image-count="0" meta:object-count="0" meta:page-count="11" meta:paragraph-count="369" meta:word-count="704" meta:character-count="11703" meta:non-whitespace-character-count="9441"/>
  </office:meta>
</office:document-meta>
</file>